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2.709cm"/>
    </style:style>
    <style:style style:name="Таблица2.B" style:family="table-column">
      <style:table-column-properties style:column-width="4.763cm"/>
    </style:style>
    <style:style style:name="Таблица2.C" style:family="table-column">
      <style:table-column-properties style:column-width="4.764cm"/>
    </style:style>
    <style:style style:name="Таблица2.D" style:family="table-column">
      <style:table-column-properties style:column-width="4.27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9ce8d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9e6433" officeooo:paragraph-rsid="009e6433" style:font-size-asian="14pt" style:language-asian="ru" style:country-asian="RU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a061da" officeooo:paragraph-rsid="00a061da" style:font-size-asian="14pt" style:language-asian="ru" style:country-asian="RU" style:font-name-complex="Times New Roman1" style:font-size-complex="14pt" style:language-complex="ar" style:country-complex="SA"/>
    </style:style>
    <style:style style:name="P10" style:family="paragraph" style:parent-style-name="Text_20_body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text-properties fo:color="#000000" loext:opacity="100%" style:font-name="Times New Roman3" fo:font-size="14pt" fo:language="ru" fo:country="RU" officeooo:rsid="00aaf158" officeooo:paragraph-rsid="00aaf158" style:font-size-asian="14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29dd" officeooo:paragraph-rsid="003c29dd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a061da" officeooo:paragraph-rsid="00a061da" style:font-size-asian="10.5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8" style:family="paragraph" style:parent-style-name="Text_20_body">
      <style:text-properties fo:color="#000000" loext:opacity="100%" officeooo:rsid="003c29dd" officeooo:paragraph-rsid="003c29dd"/>
    </style:style>
    <style:style style:name="P19" style:family="paragraph" style:parent-style-name="Text_20_body">
      <style:text-properties fo:color="#000000" loext:opacity="100%" officeooo:rsid="000ef043" officeooo:paragraph-rsid="000ef043"/>
    </style:style>
    <style:style style:name="P20" style:family="paragraph" style:parent-style-name="Text_20_body">
      <style:text-properties fo:color="#000000" loext:opacity="100%" officeooo:rsid="0014324b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ac0588" officeooo:paragraph-rsid="00ac0588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8ed716" style:text-blinking="false" fo:background-color="transparen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061da" officeooo:paragraph-rsid="00a061da" style:font-size-asian="14pt" style:font-name-complex="Times New Roman1" style:font-size-complex="14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1ecc7" officeooo:paragraph-rsid="00a1ecc7" style:font-size-asian="14pt" style:font-name-complex="Times New Roman1" style:font-size-complex="14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61d43" officeooo:paragraph-rsid="00a61d43" style:font-size-asian="14pt" style:font-name-complex="Times New Roman1" style:font-size-complex="14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6ee82" officeooo:paragraph-rsid="00a6ee82" style:font-size-asian="14pt" style:font-name-complex="Times New Roman1" style:font-size-complex="14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8c9cf" officeooo:paragraph-rsid="00a8c9cf" style:font-size-asian="14pt" style:font-name-complex="Times New Roman1" style:font-size-complex="14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af158" officeooo:paragraph-rsid="00aaf158" style:font-size-asian="14pt" style:font-name-complex="Times New Roman1" style:font-size-complex="14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a061da" officeooo:paragraph-rsid="00a061da" style:font-size-asian="14pt" style:font-weight-asian="bold" style:font-name-complex="Times New Roman1" style:font-size-complex="14pt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a61d43" officeooo:paragraph-rsid="00a61d43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3" style:family="paragraph" style:parent-style-name="Heading_20_2">
      <style:paragraph-properties fo:break-before="page"/>
      <style:text-properties fo:color="#000000" loext:opacity="100%"/>
    </style:style>
    <style:style style:name="P34" style:family="paragraph" style:parent-style-name="Heading_20_2">
      <style:text-properties fo:color="#000000" loext:opacity="100%" officeooo:paragraph-rsid="008ed716"/>
    </style:style>
    <style:style style:name="P35" style:family="paragraph" style:parent-style-name="Heading_20_2">
      <style:text-properties fo:color="#000000" loext:opacity="100%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29d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9bb0a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style:font-name="Times New Roman3" officeooo:rsid="003c29dd" style:font-size-complex="14pt"/>
    </style:style>
    <style:style style:name="T7" style:family="text">
      <style:text-properties style:font-name="Times New Roman3" officeooo:rsid="00aca30f" style:font-size-complex="14pt"/>
    </style:style>
    <style:style style:name="T8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Times New Roman3" fo:font-size="14pt" fo:language="ru" fo:country="RU" officeooo:rsid="008ed71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3" fo:font-size="14pt" fo:language="ru" fo:country="RU" fo:font-style="normal" style:text-underline-style="none" officeooo:rsid="008ed716" style:text-blinking="false" fo:background-color="transparent" loext:char-shading-value="0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1" style:family="text">
      <style:text-properties officeooo:rsid="003c29dd"/>
    </style:style>
    <style:style style:name="T12" style:family="text">
      <style:text-properties officeooo:rsid="008ed716"/>
    </style:style>
    <style:style style:name="T13" style:family="text">
      <style:text-properties officeooo:rsid="009d7239"/>
    </style:style>
    <style:style style:name="T14" style:family="text">
      <style:text-properties officeooo:rsid="00a061da"/>
    </style:style>
    <style:style style:name="T15" style:family="text">
      <style:text-properties officeooo:rsid="00a0cdbe"/>
    </style:style>
    <style:style style:name="T16" style:family="text">
      <style:text-properties officeooo:rsid="00a1ecc7"/>
    </style:style>
    <style:style style:name="T17" style:family="text">
      <style:text-properties officeooo:rsid="00a493c8"/>
    </style:style>
    <style:style style:name="T18" style:family="text">
      <style:text-properties officeooo:rsid="00aca30f"/>
    </style:style>
    <style:style style:name="T19" style:family="text">
      <style:text-properties officeooo:rsid="00aceb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4">Кафедра МО ЭВМ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6"><text:span text:style-name="T2">по лабораторной работе №</text:span><text:span text:style-name="T4">4</text:span></text:p>
      <text:p text:style-name="P16"><text:span text:style-name="T2">по дисциплине «</text:span><text:span text:style-name="T3">Параллельные алгоритмы</text:span><text:span text:style-name="T2">»</text:span></text:p>
      <text:p text:style-name="P3"><text:span text:style-name="Book_20_Title"><text:span text:style-name="T8">Тема: </text:span></text:span><text:bookmark text:name="docs-internal-guid-e392724c-7fff-769d-14e4-b2358344f8c0"/><text:span text:style-name="Book_20_Title"><text:span text:style-name="T10">Параллельное умножение матриц</text:span></text:span><text:span text:style-name="Book_20_Title"><text:span text:style-name="T9">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5">Студент гр. </text:span><text:span text:style-name="T7">1</text:span><text:span text:style-name="T6">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<text:span text:style-name="T18">Сулименко М</text:span>.<text:span text:style-name="T18">А</text:span>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Сергеева Е.И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11">2</text:span><text:span text:style-name="T18">4</text:span></text:p>
      <text:h text:style-name="P33" text:outline-level="2">Цель работы.</text:h>
      <text:p text:style-name="P18">Изуч<text:span text:style-name="T12">ить </text:span><text:span text:style-name="T13">параллельное умножение матриц с масштабируемым количеством потоков и алгоритм Штрассена для быстрого умножения матриц.</text:span></text:p>
      <text:p text:style-name="P19"/>
      <text:p text:style-name="P19"/>
      <text:h text:style-name="P34" text:outline-level="2">Задание.</text:h>
      <text:p text:style-name="P23">4.1 Реализовать параллельный алгоритм умножения матриц с масштабируемым разбиением по потокам. </text:p>
      <text:p text:style-name="P23">Исследовать масштабируемость выполненной реализации с реализацией из работы 1.</text:p>
      <text:p text:style-name="P23"/>
      <text:p text:style-name="P23">4.2 Реализовать параллельный алгоритм “быстрого” умножения матриц (Штрассена или его модификации). </text:p>
      <text:p text:style-name="P23">Проверить, что результаты вычислений реализаций 4.1 и 4.2 совпадают. </text:p>
      <text:p text:style-name="P23">Сравнить производительность с реализацией 4.1 на больших размерностях данных (порядка 10^4 – 10^6)</text:p>
      <text:p text:style-name="P10"/>
      <text:h text:style-name="P35" text:outline-level="2">Выполнение работы.</text:h>
      <text:p text:style-name="P8">1. Для реализации параллельного алгоритма был взят код первой лабораторной работы без изменений.</text:p>
      <text:p text:style-name="P8">В данной реализации представлен ряд функций, которые создают матрицы, умножают матрицы, разделяют умножение по потокам, выводят результаты в стандартный поток вывода.</text:p>
      <text:p text:style-name="P8">2. Для реализации алгоритма Штрассена создан класс Matrix, который содержит поля n и mat, размерность матрицы и элементы матрицы соответственно. Сам алгоритм реализован в функциях strassen() и multiStrassen().</text:p>
      <text:p text:style-name="P8"><text:soft-page-break/>Реализованный алгоритм работает только с матрицами, размер которых является степенью двойки. В противном случае матрицы дополняются строками и столбцами нулей. <text:span text:style-name="T14">При выводе нулевые строки и столбцы удаляются.</text:span></text:p>
      <text:p text:style-name="P8">Для умножения матрицы рекурсивно делятся на 4 подматрицы на каждом шаге, которые складываются и вы<text:span text:style-name="T14">читаются между собой. После вычислений матрицы соединяются обратно. Рекурсивное деление происходит пока не будет достигнут размер матрицы — 1х1.</text:span></text:p>
      <text:p text:style-name="P9">3. Алгоритм параллельного умножения взят из 1 лабораторной работы, <text:span text:style-name="T16">код умножения аналогичен</text:span>. <text:span text:style-name="T16">Структура matrixes заменена на класс Matrix, аналогичный классу в реализации алгоритма Штрассена.</text:span></text:p>
      <text:p text:style-name="P9">Были проведены замеры зависимости времени от размеров складываемых матриц, результаты представлены в таб. 1.</text:p>
      <text:p text:style-name="P15"/>
      <text:p text:style-name="P15">Таблица 1 — Зависимость времени от размеров матриц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0">Размер</text:p>
          </table:table-cell>
          <table:table-cell table:style-name="Таблица2.A1" office:value-type="string">
            <text:p text:style-name="P31">Последовательный алгоритм, мс</text:p>
          </table:table-cell>
          <table:table-cell table:style-name="Таблица2.A1" office:value-type="string">
            <text:p text:style-name="P30">Параллельный алгоритм, <text:span text:style-name="T15">мс</text:span></text:p>
          </table:table-cell>
          <table:table-cell table:style-name="Таблица2.D1" office:value-type="string">
            <text:p text:style-name="P30">Алгоритм Штрассена, <text:span text:style-name="T15">мс</text:span></text:p>
          </table:table-cell>
        </table:table-row>
        <table:table-row>
          <table:table-cell table:style-name="Таблица2.A2" office:value-type="string">
            <text:p text:style-name="P24">16х16</text:p>
          </table:table-cell>
          <table:table-cell table:style-name="Таблица2.A2" office:value-type="string">
            <text:p text:style-name="P27">6</text:p>
          </table:table-cell>
          <table:table-cell table:style-name="Таблица2.A2" office:value-type="string">
            <text:p text:style-name="P25">3</text:p>
          </table:table-cell>
          <table:table-cell table:style-name="Таблица2.D2" office:value-type="string">
            <text:p text:style-name="P28">6</text:p>
          </table:table-cell>
        </table:table-row>
        <table:table-row>
          <table:table-cell table:style-name="Таблица2.A2" office:value-type="string">
            <text:p text:style-name="P24">64х64</text:p>
          </table:table-cell>
          <table:table-cell table:style-name="Таблица2.A2" office:value-type="string">
            <text:p text:style-name="P27">19</text:p>
          </table:table-cell>
          <table:table-cell table:style-name="Таблица2.A2" office:value-type="string">
            <text:p text:style-name="P25">4</text:p>
          </table:table-cell>
          <table:table-cell table:style-name="Таблица2.D2" office:value-type="string">
            <text:p text:style-name="P29">23</text:p>
          </table:table-cell>
        </table:table-row>
        <table:table-row>
          <table:table-cell table:style-name="Таблица2.A2" office:value-type="string">
            <text:p text:style-name="P24">256х256</text:p>
          </table:table-cell>
          <table:table-cell table:style-name="Таблица2.A2" office:value-type="string">
            <text:p text:style-name="P27">940</text:p>
          </table:table-cell>
          <table:table-cell table:style-name="Таблица2.A2" office:value-type="string">
            <text:p text:style-name="P25">110</text:p>
          </table:table-cell>
          <table:table-cell table:style-name="Таблица2.D2" office:value-type="string">
            <text:p text:style-name="P29">341</text:p>
          </table:table-cell>
        </table:table-row>
        <table:table-row>
          <table:table-cell table:style-name="Таблица2.A2" office:value-type="string">
            <text:p text:style-name="P24">1024х1024</text:p>
          </table:table-cell>
          <table:table-cell table:style-name="Таблица2.A2" office:value-type="string">
            <text:p text:style-name="P27">38694</text:p>
          </table:table-cell>
          <table:table-cell table:style-name="Таблица2.A2" office:value-type="string">
            <text:p text:style-name="P25">6669</text:p>
          </table:table-cell>
          <table:table-cell table:style-name="Таблица2.D2" office:value-type="string">
            <text:p text:style-name="P29"><text:span text:style-name="T19">7</text:span>102</text:p>
          </table:table-cell>
        </table:table-row>
        <table:table-row>
          <table:table-cell table:style-name="Таблица2.A2" office:value-type="string">
            <text:p text:style-name="P24"><text:span text:style-name="T17">2048</text:span>х<text:span text:style-name="T17">2048</text:span></text:p>
          </table:table-cell>
          <table:table-cell table:style-name="Таблица2.A2" office:value-type="string">
            <text:p text:style-name="P27">539297</text:p>
          </table:table-cell>
          <table:table-cell table:style-name="Таблица2.A2" office:value-type="string">
            <text:p text:style-name="P26">151128</text:p>
          </table:table-cell>
          <table:table-cell table:style-name="Таблица2.D2" office:value-type="string">
            <text:p text:style-name="P29"><text:span text:style-name="T19">14</text:span>4019</text:p>
          </table:table-cell>
        </table:table-row>
      </table:table>
      <text:p text:style-name="P9"/>
      <text:p text:style-name="P11">По таблице видно, что для матриц небольших размеров наиболее эффективен параллельный алгоритм, а для больших размеров — алгоритм Штрассена. Это обусловлено тем, что алгоритм Штрассена использует большое количество копирований, что замедляет его при небольших размерах.</text:p>
      <text:p text:style-name="P11"/>
      <text:h text:style-name="P35" text:outline-level="2"><text:soft-page-break/>Выводы.</text:h>
      <text:p text:style-name="P21">В ходе работы был исследован алгоритм Штрассена для быстрого умножения матриц.</text:p>
      <text:p text:style-name="P21">Было установлено, что алгоритм Штрассена эффективен при больших размерах матриц и неэффективен при малых, т. к. использует большое количество копирований. Алгоритм параллельного умножения работает быстрее до размера 512х512, при больших размерах быстрее оказывается алгоритм Штрассена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1H54M38S</meta:editing-duration>
    <meta:editing-cycles>134</meta:editing-cycles>
    <meta:generator>LibreOffice/24.2.6.2$Linux_X86_64 LibreOffice_project/420$Build-2</meta:generator>
    <dc:date>2024-11-18T22:01:03.074477218</dc:date>
    <meta:document-statistic meta:table-count="2" meta:image-count="0" meta:object-count="0" meta:page-count="4" meta:paragraph-count="61" meta:word-count="387" meta:character-count="2984" meta:non-whitespace-character-count="2651"/>
  </office:meta>
</office:document-meta>
</file>